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212cm" style:rel-column-width="29701*"/>
    </style:style>
    <style:style style:name="Tabella1.B" style:family="table-column">
      <style:table-column-properties style:column-width="3.993cm" style:rel-column-width="22756*"/>
    </style:style>
    <style:style style:name="Tabella1.C" style:family="table-column">
      <style:table-column-properties style:column-width="2.295cm" style:rel-column-width="1307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24c6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d549e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5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6" style:family="paragraph" style:parent-style-name="Standard">
      <style:text-properties officeooo:paragraph-rsid="00d6ed2a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8pt" fo:font-style="normal" style:text-underline-style="none" fo:font-weight="bold" officeooo:rsid="001a116f" officeooo:paragraph-rsid="00c49dfd" style:font-name-asian="SimSun" style:font-size-asian="28pt" style:font-style-asian="normal" style:font-weight-asian="bold" style:font-name-complex="Tahoma" style:font-size-complex="28pt" style:font-style-complex="normal" style:font-weight-complex="bold" style:text-scale="5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4pt" fo:font-style="normal" style:text-underline-style="none" fo:font-weight="normal" officeooo:rsid="008f47ca" officeooo:paragraph-rsid="00b9b6ab" style:font-name-asian="SimSun" style:font-size-asian="34pt" style:font-style-asian="normal" style:font-weight-asian="normal" style:font-name-complex="Tahoma" style:font-size-complex="34pt" style:font-style-complex="normal" style:font-weight-complex="normal" style:text-scale="60%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8"><text:span text:style-name="T2"><text:placeholder text:placeholder-type="text">&lt;load(record, 'code_partner', mode='string')&gt;</text:placeholder></text:span> <text:span text:style-name="T2"><text:placeholder text:placeholder-type="text">&lt;load(record, 'code_partner')&gt;</text:placeholder></text:span></text:p>
            <text:p text:style-name="P18"><text:span text:style-name="T2"/></text:p>
            <text:p text:style-name="P17"><text:placeholder text:placeholder-type="text">&lt;load(record, 'text1')&gt;</text:placeholder></text:p>
            <text:p text:style-name="P7"/>
          </table:table-cell>
          <table:covered-table-cell/>
          <table:table-cell table:style-name="Tabella1.A1" office:value-type="string">
            <text:p text:style-name="P13"><draw:frame draw:style-name="fr1" draw:name="image:asimage(load(record, 'partner_logo'))" text:anchor-type="as-char" svg:y="0cm" style:rel-width="90%" svg:height="1cm" style:rel-height="scale-min" draw:z-index="0"><draw:text-box fo:min-width="1.977cm"><text:p text:style-name="P12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8"/>
            <text:p text:style-name="P8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</table:table-cell>
          <table:table-cell table:style-name="Tabella1.A4" table:number-columns-spanned="2" office:value-type="string">
            <text:p text:style-name="P15"><draw:frame draw:style-name="fr2" draw:name="image: barcode(load(record, 'ean13'), 'ean13')" text:anchor-type="as-char" svg:width="3.096cm" style:rel-width="50%" svg:height="1.54cm" style:rel-height="scale-min" draw:z-index="1"><draw:text-box><text:p text:style-name="P12"/></draw:text-box></draw:frame></text:p>
            <text:p text:style-name="P14"/>
          </table:table-cell>
          <table:covered-table-cell/>
        </table:table-row>
        <text:soft-page-break/>
        <table:table-row table:style-name="Tabella1.1">
          <table:table-cell table:style-name="Tabella1.A5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5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5-04T14:53:42.560507870</dc:date>
    <meta:editing-duration>PT17H55M23S</meta:editing-duration>
    <meta:editing-cycles>24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5" meta:word-count="51" meta:character-count="610" meta:non-whitespace-character-count="572"/>
  </office:meta>
</office:document-meta>
</file>